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pr1" style:family="presentation" style:parent-style-name="Padrão-subtitle">
      <style:graphic-properties draw:fill-color="#ffffff" fo:min-height="9.134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597cm" style:use-optimal-column-width="false"/>
    </style:style>
    <style:style style:name="co2" style:family="table-column">
      <style:table-column-properties style:column-width="5.612cm" style:use-optimal-column-width="false"/>
    </style:style>
    <style:style style:name="ro1" style:family="table-row">
      <style:table-row-properties style:row-height="3.906cm" style:use-optimal-row-height="false"/>
    </style:style>
    <style:style style:name="ro2" style:family="table-row">
      <style:table-row-properties style:row-height="4.023cm" style:use-optimal-row-height="false"/>
    </style:style>
    <style:style style:name="ro3" style:family="table-row">
      <style:table-row-properties style:row-height="3.915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fo:border-left="0.03pt solid #ffffff" fo:border-right="none" fo:border-top="0.03pt solid #ffffff" fo:border-bottom="0.03pt solid #ffffff"/>
    </style:style>
    <style:style style:name="ce3" style:family="table-cell">
      <style:paragraph-properties fo:text-align="center" fo:border="0.03pt solid #ffffff"/>
    </style:style>
    <style:style style:name="ce4" style:family="table-cell">
      <style:paragraph-properties fo:text-align="start"/>
    </style:style>
    <style:style style:name="ce5" style:family="table-cell">
      <style:paragraph-properties fo:text-align="center"/>
      <style:text-properties fo:font-size="18pt" style:font-size-asian="18pt" style:font-size-complex="18pt"/>
    </style:style>
    <style:style style:name="ce6" style:family="table-cell">
      <style:paragraph-properties fo:text-align="center"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7" style:family="table-cell">
      <style:paragraph-properties fo:text-align="center"/>
      <style:text-properties fo:font-size="16pt" style:font-size-asian="16pt" style:font-size-complex="16pt"/>
    </style:style>
    <style:style style:name="ce8" style:family="table-cell">
      <style:paragraph-properties fo:text-align="center"/>
      <style:text-properties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10.129cm" svg:x="1.4cm" svg:y="2.871cm" presentation:class="subtitle" presentation:user-transformed="true">
          <draw:text-box>
            <text:p>Análise comparativa do uso de técnicas de processamento de imagem na interpretação de fotos de satélites em pesquisas</text:p>
            <text:p/>
            <text:p/>
            <text:p/>
            <text:p>Felipe B. R. Karmann</text:p>
            <text:p>João M. S. da Silva e Souz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draw:style-name="standard" xml:id="id1" draw:id="id1" draw:layer="layout" svg:width="28.014cm" svg:height="15.749cm" svg:x="0cm" svg:y="0cm">
          <table:table table:template-name="sun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">Aspecto</text:p>
                <text:p text:style-name="P3"/>
                <text:p text:style-name="P3"/>
                <text:p text:style-name="P3"/>
                <text:p text:style-name="P4">Artigo</text:p>
              </table:table-cell>
              <table:table-cell table:style-name="ce2">
                <text:p text:style-name="P3">Metodologia utilizada</text:p>
              </table:table-cell>
              <table:table-cell table:style-name="ce3">
                <text:p text:style-name="P3">Fonte de dados</text:p>
              </table:table-cell>
              <table:table-cell>
                <text:p text:style-name="P3">Resultados obtidos</text:p>
              </table:table-cell>
              <table:table-cell>
                <text:p text:style-name="P3">Conclusões</text:p>
              </table:table-cell>
            </table:table-row>
            <table:table-row table:style-name="ro2" table:default-cell-style-name="ce7">
              <table:table-cell table:style-name="ce4">
                <text:p text:style-name="P4">Classificação de cobertura vegetal na caatinga</text:p>
              </table:table-cell>
              <table:table-cell table:style-name="ce5">
                <text:p text:style-name="P5"><text:span text:style-name="T1">Morfologia, realce de contraste, segmentação por regiões</text:span></text:p>
              </table:table-cell>
              <table:table-cell table:style-name="ce6">
                <text:p text:style-name="P6"><text:span text:style-name="T2">Satélites Landsat-5 e Landsat-8 entre 1998 e 2018, obtidas do United States Geological Survey (USGS)</text:span></text:p>
              </table:table-cell>
              <table:table-cell>
                <text:p text:style-name="P7"><text:span text:style-name="T3">Houve aumento da vegetação nativa e diminuição do solo exposto</text:span></text:p>
              </table:table-cell>
              <table:table-cell>
                <text:p text:style-name="P3"><text:span text:style-name="T3">A metodologia demonstra com sucesso a regeneração da caatinga</text:span></text:p>
              </table:table-cell>
            </table:table-row>
            <table:table-row table:style-name="ro1" table:default-cell-style-name="ce1">
              <table:table-cell table:style-name="ce4">
                <text:p text:style-name="P4">Determinação de classes de uso da terra</text:p>
              </table:table-cell>
              <table:table-cell table:style-name="ce7">
                <text:p text:style-name="P7"><text:span text:style-name="T3">Modelo Linear de Mistura Espectral (MLME) e segmentação</text:span></text:p>
              </table:table-cell>
              <table:table-cell>
                <text:p>Satélite SPOT 5</text:p>
              </table:table-cell>
              <table:table-cell table:style-name="ce8">
                <text:p text:style-name="P6"><text:span text:style-name="T2">A única mancha expressiva na mata nativa é o Parque Estadual do Morro do Diabo</text:span></text:p>
              </table:table-cell>
              <table:table-cell>
                <text:p text:style-name="P3">A metodologia é eficaz e discrimina classes com acurácia</text:p>
              </table:table-cell>
            </table:table-row>
            <table:table-row table:style-name="ro3" table:default-cell-style-name="ce7">
              <table:table-cell table:style-name="ce4">
                <text:p>Caracterização da cobertura vegetativa</text:p>
              </table:table-cell>
              <table:table-cell table:style-name="ce8">
                <text:p text:style-name="P6"><text:span text:style-name="T2">Correção atmosférica e cálculo do Normalized Difference Vegetation Index (NDVI)</text:span></text:p>
              </table:table-cell>
              <table:table-cell table:style-name="ce1">
                <text:p text:style-name="P3">Satélite Landsat-8 do USGS</text:p>
              </table:table-cell>
              <table:table-cell>
                <text:p text:style-name="P7"><text:span text:style-name="T3">O NDVI da região varia de 0,0134 a 0,60901, com média de 0,3551 </text:span></text:p>
              </table:table-cell>
              <table:table-cell>
                <text:p text:style-name="P7"><text:span text:style-name="T3">Há boa densidade vegetal em algumas áreas, apesar da urbanização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2" draw:text-style-name="P3" draw:layer="layout" svg:x1="28.014cm" svg:y1="7.874cm" svg:x2="28.014cm" svg:y2="7.874cm" draw:start-shape="id1" draw:end-shape="id1" svg:d="M28014 7874z" svg:viewBox="0 0 1 1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8:01:12.849554036</meta:creation-date>
    <dc:date>2025-06-24T19:48:01.839881183</dc:date>
    <meta:editing-duration>PT1H46M46S</meta:editing-duration>
    <meta:editing-cycles>9</meta:editing-cycles>
    <meta:generator>LibreOffice/7.4.7.2$Linux_X86_64 LibreOffice_project/40$Build-2</meta:generator>
    <meta:document-statistic meta:object-count="28"/>
  </office:meta>
</office:document-meta>
</file>